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6cd" officeooo:paragraph-rsid="000f66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Projec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0T14:10:42.052918211</meta:creation-date>
    <dc:date>2022-06-20T14:12:35.653104384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4.2.8.2$Linux_x86 LibreOffice_project/420m0$Build-2</meta:generator>
  </office:meta>
</office:document-meta>
</file>